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 office:value-type="string">
            <text:p>2022-09-14_11-45-28_000.jpg</text:p>
          </table:table-cell>
          <table:table-cell table:style-name="ce27" office:value-type="string">
            <text:p>:m #*# RES / JVEMV6 64#189_1_india_thoughts / 『講座　東洋思想　１　インド思想』 編集=宇野精一、中村元、玉城康四郎,校注=~ / p.16 / w=~,topic=~,publisher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#*# RES / JVEMV6 64#189_1_india_thoughts / 『講座　東洋思想　１　インド思想』 編集=宇野精一、中村元、玉城康四郎,校注=~ / p.16 / w=~,topic=~,publisher=~,other=~">
            <text:p>:m #*# RES / JVEMV6 64#189_1_india_thoughts / 『講座　東洋思想　１　インド思想』 編集=宇野精一、中村元、玉城康四郎,校注=~ / p.16 / w=~,topic=~,publisher=~,other=~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7" office:value-type="string">
            <text:p>2022-09-14_16-52-16_000.jpg</text:p>
          </table:table-cell>
          <table:table-cell table:style-name="ce20" office:value-type="string">
            <text:p>:m RES 1*2 / free# JVEMV6 81#_2:1 / 81. microbiology / topics=~,w=~,s=~,i=~,doc=r-1-1~1.1#1,other=memo+:ギ酸；カルボン酸；カルボキシ基；アルデヒド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RES 1*2 / free# JVEMV6 81#_2:1 / 81. microbiology / topics=~,w=~,s=~,i=~,doc=r-1-1~1.1#1,other=memo+:ギ酸；カルボン酸；カルボキシ基；アルデヒド">
            <text:p>:m RES 1*2 / free# JVEMV6 81#_2:1 / 81. microbiology / topics=~,w=~,s=~,i=~,doc=r-1-1~1.1#1,other=memo+:ギ酸；カルボン酸；カルボキシ基；アルデヒド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8" office:value-type="string">
            <text:p>2022-09-14_16-52-37_000.jpg</text:p>
          </table:table-cell>
          <table:table-cell table:style-name="ce20" office:value-type="string">
            <text:p>:m RES 2*2 / free# JVEMV6 81#_2:1 / 81. microbiology / topics=~,w=~,s=~,i=~,doc=r-1-1~1.1#2-1.2,other=memo+:触媒；選択性</text:p>
          </table:table-cell>
          <table:table-cell table:style-name="ce29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RES 2*2 / free# JVEMV6 81#_2:1 / 81. microbiology / topics=~,w=~,s=~,i=~,doc=r-1-1~1.1#2-1.2,other=memo+:触媒；選択性">
            <text:p>:m RES 2*2 / free# JVEMV6 81#_2:1 / 81. microbiology / topics=~,w=~,s=~,i=~,doc=r-1-1~1.1#2-1.2,other=memo+:触媒；選択性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7" office:value-type="string">
            <text:p>2022-09-14_01-21-22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9" office:value-type="string">
            <text:p>2022-09-13_20-34-41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7" office:value-type="string">
            <text:p>2022-09-14_13-12-58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7" office:value-type="string">
            <text:p>2022-09-14_00-34-40_000.mp4</text:p>
          </table:table-cell>
          <table:table-cell office:value-type="string">
            <text:p>:VIDEO / @自室 / 記録 / jap.flute / 演奏、play / R=2 / record,file-piece-id=~,other=video:ビデオを見て、触発されて、作ったメロディー：video-title=이용구 대금 독주회 시나위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VIDEO / @自室 / 記録 / jap.flute / 演奏、play / R=2 / record,file-piece-id=~,other=video:ビデオを見て、触発されて、作ったメロディー：video-title=이용구 대금 독주회 시나위 / follow~">
            <text:p>:VIDEO / @自室 / 記録 / jap.flute / 演奏、play / R=2 / record,file-piece-id=~,other=video:ビデオを見て、触発されて、作ったメロディー：video-title=이용구 대금 독주회 시나위 / follow~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 office:value-type="string">
            <text:p>2022-09-14_00-25-59_000.mp4</text:p>
          </table:table-cell>
          <table:table-cell office:value-type="string">
            <text:p>:VIDEO / @自室 / 記録 / jap.flute / 演奏、play / R=1 / record,file-piece-id=~,other=video:ビデオを見て、触発されて、作ったメロディー：video-title=이용구 대금 독주회 시나위 / follow~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10" table:formula="of:=RIGHT([.B9];[.K9])" office:value-type="string" office:string-value="mp4">
            <text:p>mp4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7" office:value-type="string">
            <text:p>2022-09-14_01-22-46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:PHOTO 寝た時刻 / 2022">
            <text:p>:m :PHOTO 寝た時刻 / 2022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7" office:value-type="string">
            <text:p>2022-09-14_07-36-23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:PHOTO 起きた時刻 / 2022">
            <text:p>:m :PHOTO 起きた時刻 / 2022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5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5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72">
            <text:p>7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5">2022/09/15</text:date>, <text:time>12:02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15T12:02:20.45</dc:date>
    <dc:creator>iwabuchi ken</dc:creator>
    <meta:editing-duration>P49DT2H35M20S</meta:editing-duration>
    <meta:editing-cycles>16028</meta:editing-cycles>
    <meta:document-statistic meta:table-count="2" meta:cell-count="910" meta:object-count="0"/>
    <meta:user-defined meta:name="qrichtext">1</meta:user-defined>
  </office:meta>
</office:document-meta>
</file>